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rbel" svg:font-family="Corbe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erif CJK SC" svg:font-family="'Noto Serif CJK SC'" style:font-family-generic="roman" style:font-pitch="variable"/>
  </office:font-face-decls>
  <office:automatic-styles>
    <style:style style:name="P1" style:family="paragraph" style:parent-style-name="Standard">
      <style:text-properties style:font-name="FreeSans"/>
    </style:style>
    <style:style style:name="P2" style:family="paragraph" style:parent-style-name="Standard">
      <style:text-properties style:font-name="FreeSans" fo:font-size="15pt" fo:font-weight="bold" officeooo:rsid="002660a5" style:font-size-asian="15pt" style:font-weight-asian="bold" style:font-size-complex="15pt" style:font-weight-complex="bold"/>
    </style:style>
    <style:style style:name="P3" style:family="paragraph" style:parent-style-name="Standard">
      <style:text-properties style:font-name="FreeSans" officeooo:rsid="002660a5"/>
    </style:style>
    <style:style style:name="P4" style:family="paragraph" style:parent-style-name="Standard">
      <style:text-properties style:font-name="FreeSans" fo:font-size="18pt" fo:font-weight="bold" officeooo:rsid="002660a5" style:font-size-asian="18pt" style:font-weight-asian="bold" style:font-size-complex="18pt" style:font-weight-complex="bold"/>
    </style:style>
    <style:style style:name="P5" style:family="paragraph" style:parent-style-name="Standard">
      <style:text-properties fo:color="#ce93d8" loext:opacity="100%" style:font-name="FreeSans" fo:font-size="15pt" fo:font-weight="bold" style:font-size-asian="15pt" style:font-weight-asian="bold" style:font-size-complex="15pt" style:font-weight-complex="bold"/>
    </style:style>
    <style:style style:name="P6" style:family="paragraph" style:parent-style-name="Standard">
      <style:text-properties fo:color="#ce93d8" loext:opacity="100%" style:font-name="FreeSans" fo:font-size="18pt" fo:font-weight="bold" style:font-size-asian="18pt" style:font-weight-asian="bold" style:font-size-complex="18pt" style:font-weight-complex="bold"/>
    </style:style>
    <style:style style:name="P7" style:family="paragraph" style:parent-style-name="Standard">
      <style:text-properties fo:color="#f48fb1" loext:opacity="100%" style:font-name="FreeSans" fo:font-size="24pt" fo:font-weight="bold" style:font-size-asian="24pt" style:font-weight-asian="bold" style:font-size-complex="24pt" style:font-weight-complex="bold"/>
    </style:style>
    <style:style style:name="P8" style:family="paragraph" style:parent-style-name="Standard">
      <style:text-properties fo:color="#e16173" loext:opacity="100%" style:font-name="FreeSans" fo:font-size="28pt" fo:font-weight="bold" style:font-size-asian="28pt" style:font-weight-asian="bold" style:font-size-complex="28pt" style:font-weight-complex="bold"/>
    </style:style>
    <style:style style:name="P9" style:family="paragraph" style:parent-style-name="Standard">
      <style:text-properties officeooo:paragraph-rsid="0023af2a"/>
    </style:style>
    <style:style style:name="P10" style:family="paragraph" style:parent-style-name="Standard" style:master-page-name="MP0">
      <style:paragraph-properties style:page-number="auto" fo:break-before="page"/>
      <style:text-properties fo:color="#f48fb1" loext:opacity="100%" style:font-name="FreeSans" fo:font-size="24pt" fo:font-weight="bold" style:font-size-asian="24pt" style:font-weight-asian="bold" style:font-size-complex="24pt" style:font-weight-complex="bold"/>
    </style:style>
    <style:style style:name="P11" style:family="paragraph" style:parent-style-name="Standard">
      <style:text-properties style:font-name="FreeSans" officeooo:rsid="002660a5"/>
    </style:style>
    <style:style style:name="T1" style:family="text">
      <style:text-properties style:font-name="FreeSan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7"/>
      <text:p text:style-name="P8">Thème 1: Exploration du passe géologique de la Terre</text:p>
      <text:p text:style-name="P7"/>
      <text:p text:style-name="P7">Chapitre 3 : Le contrôle des flux de glucose</text:p>
      <text:p text:style-name="Standard"><text:span text:style-name="Police_20_par_20_défaut"><text:span text:style-name="T1"/></text:span></text:p>
      <text:p text:style-name="P9"><text:span text:style-name="Police_20_par_20_défaut"><text:span text:style-name="T1">La production d’énergie par le muscle nécessite un apport régulier plus ou moins important en O2 et en glucose. La glycémie est contrainte par la demande énergétique des cellules et les apports issus de l’alimentation. Ceci implique qu’elle soit finement régulée.</text:span></text:span></text:p>
      <text:p text:style-name="P9"><text:span text:style-name="Police_20_par_20_défaut"><text:span text:style-name="T1"/></text:span></text:p>
      <text:p text:style-name="P9"><text:span text:style-name="Police_20_par_20_défaut"><text:span text:style-name="T1">Problématique : Comment se fait la régulation de la glycémie selon les conditions physiologiques ?</text:span></text:span></text:p>
      <text:p text:style-name="P9"><text:span text:style-name="Police_20_par_20_défaut"><text:span text:style-name="T1">Quelles sont les causes et conséquences de son dysfonctionnement ?</text:span></text:span></text:p>
      <text:p text:style-name="Standard"><text:span text:style-name="Police_20_par_20_défaut"><text:span text:style-name="T1"/></text:span></text:p>
      <text:p text:style-name="P6">I. La glycémie, un paramètre régulé</text:p>
      <text:p text:style-name="P6"/>
      <text:p text:style-name="P5">1) Apports et consommation de glucose</text:p>
      <text:p text:style-name="P1"/>
      <text:p text:style-name="P1">La glycémie correspond à la concentration sanguine de glucose et elle oscille normalement autour d’une valeur moyenne proche de 1g/L appelée valeur de consigne.</text:p>
      <text:p text:style-name="P1"/>
      <text:p text:style-name="P3">Chaque repas entraîne systématiquement une hyperglycémie qui revient rapidement autour de cette valeur de consigne. Une activité physique peut entraîne une hypoglycémie passagère.</text:p>
      <text:p text:style-name="P3"/>
      <text:p text:style-name="P2">2) Une régulation obligatoire</text:p>
      <text:p text:style-name="P3"/>
      <text:p text:style-name="P3">En cas d’hypoglycémie (&lt; 0,7g/L), les cellules souffrent d’un manque de glucose, en particulier les cellules nerveuses pour lesquelles il est la seule source d’énergie.</text:p>
      <text:p text:style-name="P3"/>
      <text:p text:style-name="P3">Une hypoglycémie sévère provoque un coma et peut être mortelle.</text:p>
      <text:p text:style-name="P3"/>
      <text:p text:style-name="P3">En cas d’hyperglycémie (&gt; 1,2g/L) chronique, de nombreux troubles apparaissent à la longue : sensation de soif, problèmes visuels, fatigue et même coma dans les formes sévères.</text:p>
      <text:p text:style-name="P3"/>
      <text:p text:style-name="P3">Une hyperglycémie ponctuelle n’a pas de conséquences graves à court terme (sauf si elle est très élevée).</text:p>
      <text:p text:style-name="P3"/>
      <text:p text:style-name="P4">II. Les organes effecteurs de la régulation</text:p>
      <text:p text:style-name="P2"/>
      <text:p text:style-name="P2">1) Consommation et stockage du glucose dans l’organisme</text:p>
      <text:p text:style-name="P3"><text:soft-page-break/></text:p>
      <text:p text:style-name="P3">Il existe 2 formes de stockage du glucose dans l’organisme :</text:p>
      <text:p text:style-name="P3"/>
      <text:p text:style-name="P3">- Le glycogène : polymère de glucose retrouvé essentiellement dans le foie et les muscles squelettiques, en quantité limitée.</text:p>
      <text:p text:style-name="P3"/>
      <text:p text:style-name="P3">La glycogénogenèse correspond à la polymérisation du glucose en glycogène alors que la glycogénolyse permet d’obtenir du glucose par hydrolyse du glycogène. Ce dernier est utilisé sur place dans le muscle.</text:p>
      <text:p text:style-name="P3"/>
      <text:p text:style-name="P3">- Les triglycérides : graisses constituées de 3 acides gras liés à un glycérol dans les adipocytes, beaucoup moins limitées en quantité (d’où le risque de surcharge pondérale en cas d’excès de sucre et de graisses).</text:p>
      <text:p text:style-name="P3"/>
      <text:p text:style-name="P3">La lipolyse permet de libérer du glycérol qui gagne le foie par voie sanguine afin d’y être transformé en glucose. </text:p>
      <text:p text:style-name="P3"/>
      <text:p text:style-name="P2">2) Le rôle du foie</text:p>
      <text:p text:style-name="P3"/>
      <text:p text:style-name="P3">Le foie peut libérer du glucose dans le sang en hydrolysant le glycogène de réserve par glycogénolyse. Il peut également en stocker en <text:s/>prélevant du glucose dans sang.</text:p>
      <text:p text:style-name="P3"/>
      <text:p text:style-name="P3">Par ailleurs, il peut aussi produire du glucose à partir de certains acides aminés par néoglucogenèse en cas d’extrême nécessité.</text:p>
      <text:p text:style-name="P3"/>
      <text:p text:style-name="P3">Son rôle est donc central dans la régulation de la glycémie comme organe de stockage du glucose.</text:p>
      <text:p text:style-name="P3"/>
      <text:p text:style-name="P3">Le second acteur de la régulation glycémique est le pancréas.</text:p>
      <text:p text:style-name="P3"/>
      <text:p text:style-name="P4">III. L’homéostasie glycémique</text:p>
      <text:p text:style-name="P3"/>
      <text:p text:style-name="P3">Le pancréas joue un double rôle</text:p>
      <text:p text:style-name="P3"/>
      <text:p text:style-name="P3">- Un rôle exocrine grâce aux cellules acineuses qui produisent des sucs digestifs (des lipases notamment) déversées dans l’intestin.</text:p>
      <text:p text:style-name="P3"/>
      <text:p text:style-name="P3">- Un rôle endocrine grâce aux cellules <text:s/>des îlots de Langerhans qui produisent 2 hormones : l’insuline à effet hypoglycémiant produit par les cellules β et le glucagon à effet hyperglycémiant produit par les cellules α.</text:p>
      <text:p text:style-name="P3"/>
      <text:p text:style-name="P3">En cas d’hyperglycémie, les cellules β libèrent de l’insuline en concentration variable selon la valeur de glycémie. Transportée par le sang, elle se fixe sur des récepteurs spécifiques au niveau du foie et des muscles faisant entrer du glucose dans les hépatocytes et myocytes et déclenchant la glycogénogenèse.</text:p>
      <text:p text:style-name="P3"/>
      <text:p text:style-name="P3">En cas d’hypoglycémie, les cellules α libèrent du glucagon. Transporté par le sang, ce dernier se fixe sur des récepteurs spécifiques au niveau du foie provoquant la sortie du glucose des hépatocytes ainsi que la glycogénolyse.</text:p>
      <text:p text:style-name="P3"/>
      <text:p text:style-name="P4">Bilan</text:p>
      <text:p text:style-name="P3"/>
      <text:p text:style-name="P3">Schéma de régulation de la glycémie</text:p>
      <text:p text:style-name="P3"><text:soft-page-break/></text:p>
      <text:p text:style-name="P3">Selon l’OMS : + de 450M de personnes sont diabétiques dans le monde. Cette maladie a tué 1,8M de personnes en 2019. Le nombre de décès pourrait doubler entre 2020 et 2040. </text:p>
      <text:p text:style-name="P3"/>
      <text:p text:style-name="P4">IV. Les deux grands types de diabètes</text:p>
      <text:p text:style-name="P3"/>
      <text:p text:style-name="P3">Chaque repas entraîne systématiquement une hyperglycémie qui revient rapidement autour de la valeur de consigne de 1g.L-1. Le sport peut entraîner une hypoglycémie passagère, corrigée à son tour.</text:p>
      <text:p text:style-name="P3"/>
      <text:p text:style-name="P2">1) Comparaison de 2 cas</text:p>
      <text:p text:style-name="P3"/>
      <text:p text:style-name="P3">Il existe deux grandes formes de diabète :</text:p>
      <text:p text:style-name="P3">- Le diabète de type I ou insulinodépendant (DID), se traduit par l’absence totale d’insuline ou son inefficacité sur les récepteurs hépatiques et apparaît soudainement, généralement avant 15 ans.</text:p>
      <text:p text:style-name="P3">- Le diabète de type II ou non insulinodépendant (DNID), se caractérise par un insuffisance et un retard de sécrétion d’insuline et/ou une rareté des récepteurs de l’hormone.</text:p>
      <text:p text:style-name="P3"/>
      <text:p text:style-name="P3">N.B. : Un troisième type existe également : le diabète gestationnel, spécifique à certaines femmes lors de la grossesse.</text:p>
      <text:p text:style-name="P3">Rq : il existe certains cas de diabète où la glycémie est normale. Le dépistage d’une glycosurie résulte dans ce cas d’une mauvaise réabsorption du glucose au niveau du rein (diabète rénal).</text:p>
      <text:p text:style-name="P3"/>
      <text:p text:style-name="P2">2) Les facteurs de déclenchement des diabètes</text:p>
      <text:p text:style-name="P3"/>
      <text:p text:style-name="P3">Le DT1 résulte de la destruction des cellules béta des îlots de Langerhans du pancréas, produisant l’insuline, par les anticorps : c’est donc une maladie auto-immune. Il se transmet des parents aux enfants et a donc une origine génétique.</text:p>
      <text:p text:style-name="P3"/>
      <text:p text:style-name="P3">Le DT2 apparaît la plupart du temps après 40 ans et représente 90% des cas de diabète sucré.</text:p>
      <text:p text:style-name="P3"/>
      <text:p text:style-name="P3">Lié principalement à l’obésité mais les prédispositions héréditaires sont à considérer, il se caractérise par une insulinorésistance progressive.</text:p>
      <text:p text:style-name="P3"/>
      <text:p text:style-name="P4">V. Des traitements en constante évolution</text:p>
      <text:p text:style-name="P2"/>
      <text:p text:style-name="P2">1) Limiter l’hyperglycémie</text:p>
      <text:p text:style-name="P3"/>
      <text:p text:style-name="P3">Les diabétiques de type1 doivent impérativement s’administrer quotidiennement de l’insuline pour compenser sa non sécrétion. </text:p>
      <text:p text:style-name="P3"/>
      <text:p text:style-name="P3">Aujourd’hui, des pompes automatisées existent mais le patient doit ajuster la dose selon le repas pris.</text:p>
      <text:p text:style-name="P3"/>
      <text:p text:style-name="P3">Les diabétiques de type 2 n’ont besoin d’une insulinothérapie qu’à un stade avancé de la maladie.</text:p>
      <text:p text:style-name="P3"/>
      <text:p text:style-name="P3">Avant cette étape, le régime alimentaire et l’activité physique restent les meilleurs remèdes. Il s’agit donc plutôt de conseils hygiéno-diététiques que de traitements.</text:p>
      <text:p text:style-name="P3"/>
      <text:p text:style-name="P3"><text:soft-page-break/>Des médicaments hypoglycémiants comme la metformine peuvent renforcer l’action de l’insuline et ainsi éviter certaines symptômes.</text:p>
      <text:p text:style-name="P3"/>
      <text:p text:style-name="P2">2) Perspectives de traitements futurs</text:p>
      <text:p text:style-name="P3"/>
      <text:p text:style-name="P3">L’automatisation des pompes à insuline améliore la vie des patients mais n’apporte cependant aucun espoir de guérison.</text:p>
      <text:p text:style-name="P3"/>
      <text:p text:style-name="P3">La recherche explore donc plusieurs pistes :</text:p>
      <text:p text:style-name="P3">- Les cellules souches pour remplacer les cellules qui ne fonctionnent pas ou plus.</text:p>
      <text:p text:style-name="P3">- La thérapie génique pour soigner le mal à racine et remplacer l’allèle malade par le sain.</text:p>
      <text:p text:style-name="P3">- La greffe du pancréas et le pancréas artificiel.</text:p>
      <text:p text:style-name="P3"/>
      <text:p text:style-name="P4">Conclusion</text:p>
      <text:p text:style-name="P3"/>
      <text:p text:style-name="P3">La glycémie est un paramètre fondamental de l’homéostasie du corps humain. Sa valeur de consigne d’1g/L est régulée par deux hormones, l’insuline et le glucagon aux effets antagonistes. Lorsque leur production ou fonctionnement est perturbé, le diabète peut s’installer rapidement. Seul le DT2 peut se traiter aisément par une bonne hygiène alimentaire et sportiv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rbel" svg:font-family="Corbe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erif CJK SC" svg:font-family="'Noto Serif CJK SC'"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yle_20_de_20_dessin_20_par_20_défaut" style:display-name="Style de dessin par défau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t_20_sans_20_remplissage" style:display-name="Objet sans remplissag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re_20_A4" style:display-name="Titre A4" style:family="paragraph" style:parent-style-name="A4">
      <style:paragraph-properties fo:hyphenation-ladder-count="no-limit"/>
      <style:text-properties fo:font-size="43.5pt" style:font-size-asian="43.5pt" fo:hyphenate="false" loext:hyphenation-no-caps="false"/>
    </style:style>
    <style:style style:name="En-tête_20_A4" style:display-name="En-tête A4" style:family="paragraph" style:parent-style-name="A4">
      <style:paragraph-properties fo:hyphenation-ladder-count="no-limit"/>
      <style:text-properties fo:font-size="24pt" style:font-size-asian="24pt" fo:hyphenate="false" loext:hyphenation-no-caps="false"/>
    </style:style>
    <style:style style:name="Texte_20_A4" style:display-name="Texte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re_20_A0" style:display-name="Titre A0" style:family="paragraph" style:parent-style-name="A0">
      <style:paragraph-properties fo:hyphenation-ladder-count="no-limit"/>
      <style:text-properties fo:font-size="95.5pt" style:font-size-asian="95.5pt" fo:hyphenate="false" loext:hyphenation-no-caps="false"/>
    </style:style>
    <style:style style:name="En-tête_20_A0" style:display-name="En-tête A0" style:family="paragraph" style:parent-style-name="A0">
      <style:paragraph-properties fo:hyphenation-ladder-count="no-limit"/>
      <style:text-properties fo:font-size="71.5pt" style:font-size-asian="71.5pt" fo:hyphenate="false" loext:hyphenation-no-caps="false"/>
    </style:style>
    <style:style style:name="Texte_20_A0" style:display-name="Texte A0" style:family="paragraph" style:parent-style-name="A0">
      <style:paragraph-properties fo:hyphenation-ladder-count="no-limit"/>
      <style:text-properties fo:hyphenate="false" loext:hyphenation-no-caps="false"/>
    </style:style>
    <style:style style:name="Image" style:family="paragraph">
      <style:paragraph-properties fo:hyphenation-ladder-count="no-limit"/>
      <style:text-properties style:font-name="Liberation Sans" fo:font-family="'Liberation Sans'" style:font-family-generic="swiss"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Plein" style:family="paragraph" style:parent-style-name="Formes">
      <style:paragraph-properties fo:hyphenation-ladder-count="no-limit"/>
      <style:text-properties fo:hyphenate="false" loext:hyphenation-no-caps="false"/>
    </style:style>
    <style:style style:name="Plein_20_bleu" style:display-name="Plein bleu" style:family="paragraph" style:parent-style-name="Plein">
      <style:paragraph-properties fo:hyphenation-ladder-count="no-limit"/>
      <style:text-properties fo:color="#ffffff" loext:opacity="100%" fo:hyphenate="false" loext:hyphenation-no-caps="false"/>
    </style:style>
    <style:style style:name="Plein_20_vert" style:display-name="Plein vert" style:family="paragraph" style:parent-style-name="Plein">
      <style:paragraph-properties fo:hyphenation-ladder-count="no-limit"/>
      <style:text-properties fo:color="#ffffff" loext:opacity="100%" fo:hyphenate="false" loext:hyphenation-no-caps="false"/>
    </style:style>
    <style:style style:name="Plein_20_rouge" style:display-name="Plein rouge" style:family="paragraph" style:parent-style-name="Plein">
      <style:paragraph-properties fo:hyphenation-ladder-count="no-limit"/>
      <style:text-properties fo:color="#ffffff" loext:opacity="100%" fo:hyphenate="false" loext:hyphenation-no-caps="false"/>
    </style:style>
    <style:style style:name="Plein_20_jaune" style:display-name="Plein jaune" style:family="paragraph" style:parent-style-name="Plein">
      <style:paragraph-properties fo:hyphenation-ladder-count="no-limit"/>
      <style:text-properties fo:color="#ffffff" loext:opacity="100%" fo:hyphenate="false" loext:hyphenation-no-caps="false"/>
    </style:style>
    <style:style style:name="Contour" style:family="paragraph" style:parent-style-name="Formes">
      <style:paragraph-properties fo:hyphenation-ladder-count="no-limit"/>
      <style:text-properties fo:hyphenate="false" loext:hyphenation-no-caps="false"/>
    </style:style>
    <style:style style:name="Contour_20_bleu" style:display-name="Contour bleu" style:family="paragraph" style:parent-style-name="Contour">
      <style:paragraph-properties fo:hyphenation-ladder-count="no-limit"/>
      <style:text-properties fo:color="#355269" loext:opacity="100%" fo:hyphenate="false" loext:hyphenation-no-caps="false"/>
    </style:style>
    <style:style style:name="Contour_20_vert" style:display-name="Contour vert" style:family="paragraph" style:parent-style-name="Contour">
      <style:paragraph-properties fo:hyphenation-ladder-count="no-limit"/>
      <style:text-properties fo:color="#127622" loext:opacity="100%" fo:hyphenate="false" loext:hyphenation-no-caps="false"/>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Ligne_20_fléchée" style:display-name="Ligne fléchée" style:family="paragraph" style:parent-style-name="Lignes">
      <style:paragraph-properties fo:hyphenation-ladder-count="no-limit"/>
      <style:text-properties fo:hyphenate="false" loext:hyphenation-no-caps="false"/>
    </style:style>
    <style:style style:name="Ligne_20_en_20_pointillés" style:display-name="Ligne en pointillés" style:family="paragraph" style:parent-style-name="Lignes">
      <style:paragraph-properties fo:hyphenation-ladder-count="no-limit"/>
      <style:text-properties fo:hyphenate="false" loext:hyphenation-no-caps="false"/>
    </style:style>
    <style:style style:name="Diapositive_20_de_20_titre_7e_LT_7e_Gliederung_20_1" style:display-name="Diapositive de titre~LT~Gliederung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Diapositive_20_de_20_titre_7e_LT_7e_Gliederung_20_2" style:display-name="Diapositive de titre~LT~Gliederung 2" style:family="paragraph" style:parent-style-name="Diapositive_20_de_20_titre_7e_LT_7e_Gliederung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Diapositive_20_de_20_titre_7e_LT_7e_Gliederung_20_3" style:display-name="Diapositive de titre~LT~Gliederung 3" style:family="paragraph" style:parent-style-name="Diapositive_20_de_20_titre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Diapositive_20_de_20_titre_7e_LT_7e_Gliederung_20_4" style:display-name="Diapositive de titre~LT~Gliederung 4" style:family="paragraph" style:parent-style-name="Diapositive_20_de_20_titre_7e_LT_7e_Gliederung_20_3">
      <style:paragraph-properties fo:margin-top="0.0783in" fo:margin-bottom="0in" style:contextual-spacing="false" fo:hyphenation-ladder-count="no-limit"/>
      <style:text-properties fo:hyphenate="false" loext:hyphenation-no-caps="false"/>
    </style:style>
    <style:style style:name="Diapositive_20_de_20_titre_7e_LT_7e_Gliederung_20_5" style:display-name="Diapositive de titre~LT~Gliederung 5" style:family="paragraph" style:parent-style-name="Diapositive_20_de_20_titre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Diapositive_20_de_20_titre_7e_LT_7e_Gliederung_20_6" style:display-name="Diapositive de titre~LT~Gliederung 6" style:family="paragraph" style:parent-style-name="Diapositive_20_de_20_titre_7e_LT_7e_Gliederung_20_5">
      <style:paragraph-properties fo:hyphenation-ladder-count="no-limit"/>
      <style:text-properties fo:hyphenate="false" loext:hyphenation-no-caps="false"/>
    </style:style>
    <style:style style:name="Diapositive_20_de_20_titre_7e_LT_7e_Gliederung_20_7" style:display-name="Diapositive de titre~LT~Gliederung 7" style:family="paragraph" style:parent-style-name="Diapositive_20_de_20_titre_7e_LT_7e_Gliederung_20_6">
      <style:paragraph-properties fo:hyphenation-ladder-count="no-limit"/>
      <style:text-properties fo:hyphenate="false" loext:hyphenation-no-caps="false"/>
    </style:style>
    <style:style style:name="Diapositive_20_de_20_titre_7e_LT_7e_Gliederung_20_8" style:display-name="Diapositive de titre~LT~Gliederung 8" style:family="paragraph" style:parent-style-name="Diapositive_20_de_20_titre_7e_LT_7e_Gliederung_20_7">
      <style:paragraph-properties fo:hyphenation-ladder-count="no-limit"/>
      <style:text-properties fo:hyphenate="false" loext:hyphenation-no-caps="false"/>
    </style:style>
    <style:style style:name="Diapositive_20_de_20_titre_7e_LT_7e_Gliederung_20_9" style:display-name="Diapositive de titre~LT~Gliederung 9" style:family="paragraph" style:parent-style-name="Diapositive_20_de_20_titre_7e_LT_7e_Gliederung_20_8">
      <style:paragraph-properties fo:hyphenation-ladder-count="no-limit"/>
      <style:text-properties fo:hyphenate="false" loext:hyphenation-no-caps="false"/>
    </style:style>
    <style:style style:name="Diapositive_20_de_20_titre_7e_LT_7e_Titel" style:display-name="Diapositive de titre~LT~Titel" style:family="paragraph">
      <style:paragraph-properties style:line-height-at-least="0.139in"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Diapositive_20_de_20_titre_7e_LT_7e_Untertitel" style:display-name="Diapositive de titr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iapositive_20_de_20_titre_7e_LT_7e_Notizen" style:display-name="Diapositive de titre~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iapositive_20_de_20_titre_7e_LT_7e_Hintergrundobjekte" style:display-name="Diapositive de titr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iapositive_20_de_20_titre_7e_LT_7e_Hintergrund" style:display-name="Diapositive de titr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s_20_d_27_arrière-plan" style:display-name="Objets d'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es"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Plan_20_1" style:display-name="Plan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Plan_20_2" style:display-name="Plan 2" style:family="paragraph" style:parent-style-name="Plan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Plan_20_3" style:display-name="Plan 3" style:family="paragraph" style:parent-style-name="Plan_20_2">
      <style:paragraph-properties fo:margin-top="0.1181in" fo:margin-bottom="0in" style:contextual-spacing="false" fo:hyphenation-ladder-count="no-limit"/>
      <style:text-properties fo:font-size="18pt" style:font-size-asian="18pt" fo:hyphenate="false" loext:hyphenation-no-caps="false"/>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style:style>
    <style:style style:name="Plan_20_6" style:display-name="Plan 6" style:family="paragraph" style:parent-style-name="Plan_20_5">
      <style:paragraph-properties fo:hyphenation-ladder-count="no-limit"/>
      <style:text-properties fo:hyphenate="false" loext:hyphenation-no-caps="false"/>
    </style:style>
    <style:style style:name="Plan_20_7" style:display-name="Plan 7" style:family="paragraph" style:parent-style-name="Plan_20_6">
      <style:paragraph-properties fo:hyphenation-ladder-count="no-limit"/>
      <style:text-properties fo:hyphenate="false" loext:hyphenation-no-caps="false"/>
    </style:style>
    <style:style style:name="Plan_20_8" style:display-name="Plan 8" style:family="paragraph" style:parent-style-name="Plan_20_7">
      <style:paragraph-properties fo:hyphenation-ladder-count="no-limit"/>
      <style:text-properties fo:hyphenate="false" loext:hyphenation-no-caps="false"/>
    </style:style>
    <style:style style:name="Plan_20_9" style:display-name="Plan 9" style:family="paragraph" style:parent-style-name="Plan_20_8">
      <style:paragraph-properties fo:hyphenation-ladder-count="no-limit"/>
      <style:text-properties fo:hyphenate="false" loext:hyphenation-no-caps="false"/>
    </style:style>
    <style:style style:name="Titre_20_et_20_contenu_7e_LT_7e_Gliederung_20_1" style:display-name="Titre et contenu~LT~Gliederung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Titre_20_et_20_contenu_7e_LT_7e_Gliederung_20_2" style:display-name="Titre et contenu~LT~Gliederung 2" style:family="paragraph" style:parent-style-name="Titre_20_et_20_contenu_7e_LT_7e_Gliederung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Titre_20_et_20_contenu_7e_LT_7e_Gliederung_20_3" style:display-name="Titre et contenu~LT~Gliederung 3" style:family="paragraph" style:parent-style-name="Titre_20_et_20_contenu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Titre_20_et_20_contenu_7e_LT_7e_Gliederung_20_4" style:display-name="Titre et contenu~LT~Gliederung 4" style:family="paragraph" style:parent-style-name="Titre_20_et_20_contenu_7e_LT_7e_Gliederung_20_3">
      <style:paragraph-properties fo:margin-top="0.0783in" fo:margin-bottom="0in" style:contextual-spacing="false" fo:hyphenation-ladder-count="no-limit"/>
      <style:text-properties fo:hyphenate="false" loext:hyphenation-no-caps="false"/>
    </style:style>
    <style:style style:name="Titre_20_et_20_contenu_7e_LT_7e_Gliederung_20_5" style:display-name="Titre et contenu~LT~Gliederung 5" style:family="paragraph" style:parent-style-name="Titre_20_et_20_contenu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Titre_20_et_20_contenu_7e_LT_7e_Gliederung_20_6" style:display-name="Titre et contenu~LT~Gliederung 6" style:family="paragraph" style:parent-style-name="Titre_20_et_20_contenu_7e_LT_7e_Gliederung_20_5">
      <style:paragraph-properties fo:hyphenation-ladder-count="no-limit"/>
      <style:text-properties fo:hyphenate="false" loext:hyphenation-no-caps="false"/>
    </style:style>
    <style:style style:name="Titre_20_et_20_contenu_7e_LT_7e_Gliederung_20_7" style:display-name="Titre et contenu~LT~Gliederung 7" style:family="paragraph" style:parent-style-name="Titre_20_et_20_contenu_7e_LT_7e_Gliederung_20_6">
      <style:paragraph-properties fo:hyphenation-ladder-count="no-limit"/>
      <style:text-properties fo:hyphenate="false" loext:hyphenation-no-caps="false"/>
    </style:style>
    <style:style style:name="Titre_20_et_20_contenu_7e_LT_7e_Gliederung_20_8" style:display-name="Titre et contenu~LT~Gliederung 8" style:family="paragraph" style:parent-style-name="Titre_20_et_20_contenu_7e_LT_7e_Gliederung_20_7">
      <style:paragraph-properties fo:hyphenation-ladder-count="no-limit"/>
      <style:text-properties fo:hyphenate="false" loext:hyphenation-no-caps="false"/>
    </style:style>
    <style:style style:name="Titre_20_et_20_contenu_7e_LT_7e_Gliederung_20_9" style:display-name="Titre et contenu~LT~Gliederung 9" style:family="paragraph" style:parent-style-name="Titre_20_et_20_contenu_7e_LT_7e_Gliederung_20_8">
      <style:paragraph-properties fo:hyphenation-ladder-count="no-limit"/>
      <style:text-properties fo:hyphenate="false" loext:hyphenation-no-caps="false"/>
    </style:style>
    <style:style style:name="Titre_20_et_20_contenu_7e_LT_7e_Titel" style:display-name="Titre et contenu~LT~Titel" style:family="paragraph">
      <style:paragraph-properties style:line-height-at-least="0.139in"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Titre_20_et_20_contenu_7e_LT_7e_Untertitel" style:display-name="Titre et contenu~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re_20_et_20_contenu_7e_LT_7e_Notizen" style:display-name="Titre et contenu~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re_20_et_20_contenu_7e_LT_7e_Hintergrundobjekte" style:display-name="Titre et contenu~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re_20_et_20_contenu_7e_LT_7e_Hintergrund" style:display-name="Titre et contenu~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Police_20_par_20_défaut" style:display-name="Police par défaut" style:family="text"/>
    <style:style style:name="ListLabel_20_1" style:display-name="ListLabel 1" style:family="text">
      <style:text-properties style:font-name="Corbel" fo:font-family="Corbel" style:font-family-generic="swiss" style:font-pitch="variable" fo:font-size="28pt" style:font-name-asian="Corbel" style:font-family-asian="Corbel" style:font-family-generic-asian="swiss" style:font-pitch-asian="variable" style:font-size-asian="28pt" style:font-name-complex="Corbel" style:font-family-complex="Corbel" style:font-family-generic-complex="swiss" style:font-pitch-complex="variable"/>
    </style:style>
    <style:style style:name="WW_5f_CharLFO1LVL1" style:display-name="WW_CharLFO1LVL1" style:family="text">
      <style:text-properties style:font-name="Corbel" fo:font-family="Corbel" style:font-family-generic="swiss" style:font-pitch="variable" fo:font-size="28pt" style:font-size-asian="28pt"/>
    </style:style>
    <style:style style:name="Line_20_numbering" style:display-name="Line numbering"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style:list-level-properties>
        <style:text-properties style:font-name="Corbe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ackground-color="#212121"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212121" draw:opacity="100%"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12121" draw:opacity="100%"/>
    </style:style>
  </office:automatic-styles>
  <office:master-styles>
    <style:master-page style:name="Standard" style:page-layout-name="Mpm1" draw:style-name="Mdp1"/>
    <style:master-page style:name="MP0"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5T16:49:00Z</meta:creation-date>
    <dc:date>2024-06-16T19:20:28.752664471</dc:date>
    <meta:editing-cycles>57</meta:editing-cycles>
    <meta:editing-duration>PT3H6M31S</meta:editing-duration>
    <meta:document-statistic meta:table-count="0" meta:image-count="0" meta:object-count="0" meta:page-count="4" meta:paragraph-count="62" meta:word-count="1082" meta:character-count="6911" meta:non-whitespace-character-count="5886"/>
    <meta:template xlink:type="simple" xlink:actuate="onRequest" xlink:title="" xlink:href="Normal.dotm"/>
  </office:meta>
</office:document-meta>
</file>